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3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mes: Amanda,<text:span text:style-name="T1">Daisy</text:span>,Gustavo Moraes, Guilherme, Tainá.</text:p>
      <text:p text:style-name="Standard"><text:s/></text:p>
      <text:p text:style-name="Standard">Motivos da escolha dos atributos:</text:p>
      <text:p text:style-name="Standard"/>
      <text:list xml:id="list306614945290827837" text:style-name="WWNum2">
        <text:list-item>
          <text:p text:style-name="P1"><text:span text:style-name="T2">Tabela tb_categoria e seus atributos:</text:span></text:p>
        </text:list-item>
      </text:list>
      <text:p text:style-name="P7"/>
      <text:list xml:id="list8819594101701994937" text:style-name="WWNum1">
        <text:list-item>
          <text:p text:style-name="P2">categoria_sustentavel VARCHAR(255): </text:p>
        </text:list-item>
      </text:list>
      <text:p text:style-name="P7">Este atributo será utilizado em uma coluna da tabela tb_categoria com o objetivo de apresentar a categoria dos produtos sustentáveis na interface. Além disso, ele estará vinculado a outros atributos da tb_produto que será vista mais a frente. Por fim, foi escolhido o VARCHAR, pois aqui será acrescentado informações nos dados categoria_sustentavel de nomes referentes a mesma;</text:p>
      <text:p text:style-name="P7"/>
      <text:list xml:id="list30730828" text:continue-numbering="true" text:style-name="WWNum1">
        <text:list-item>
          <text:p text:style-name="P2">categoria_ranking INT:</text:p>
        </text:list-item>
      </text:list>
      <text:p text:style-name="P7">Este atributo será utilizado em uma coluna da tabela tb_categoria com o objetivo de apresentar a categoria de produtos em destaque da loja no nosso site. Além disso, ele estará vinculado a outros atributos da tb_produto que será vista mais a frente.Por fim, foi escolhido o INT, pois aqui será acrescentado informações nos dados (os números) da categoria_sustentavel com os rankins dos produtos;</text:p>
      <text:p text:style-name="P7"/>
      <text:p text:style-name="P7"/>
      <text:list xml:id="list30731294" text:continue-numbering="true" text:style-name="WWNum1">
        <text:list-item>
          <text:p text:style-name="P2">categoria_doacao VARCHAR(255):</text:p>
        </text:list-item>
      </text:list>
      <text:p text:style-name="P7">Este atributo será utilizado em uma coluna da tabela tb_categoria com o objetivo de apresentar a categoria com um espaço para alguém entrar e poder ou apresentar um voucher de desconto, ou algum local para doações. Além disso, ele estará vinculado a outros atributos da tb_produto que será vista mais a frente.Por fim, foi escolhido o VARCHAR, pois aqui será acrescentado informações nos dados categoria_sustentavel de nomes referentes a essa categoria;</text:p>
      <text:p text:style-name="P7"/>
      <text:list xml:id="list30749848" text:continue-numbering="true" text:style-name="WWNum1">
        <text:list-item>
          <text:p text:style-name="P2">id_categoria INT:</text:p>
        </text:list-item>
      </text:list>
      <text:p text:style-name="P7">Este atributo será utilizado em uma coluna da tabela tb_categoria com o objetivo de apresentar se a chave primária da mesma. Além disso, ele estará vinculado a outras tabelas ,como chave secundária, seja na tb_usuario ou tb_produto.</text:p>
      <text:p text:style-name="P7"/>
      <text:p text:style-name="P5"><text:span text:style-name="T2">2. Tabela tb_produto e seus atributos:</text:span></text:p>
      <text:p text:style-name="P5"/>
      <text:list xml:id="list3124130398623349603" text:style-name="WWNum4">
        <text:list-item>
          <text:p text:style-name="P3">produto_nome VARCHAR(45):</text:p>
        </text:list-item>
      </text:list>
      <text:p text:style-name="P7">Este atributo será utilizado em uma coluna da tabela tb_produto para fazer menção ao nome do produto e será vinculada, futuramente, com a tb_categoria. <text:s/>Por fim, o VARCHAR foi escolhido para acrescentarmos o nome do produto a uma das lacunas na tabela;</text:p>
      <text:list xml:id="list30749005" text:continue-numbering="true" text:style-name="WWNum4">
        <text:list-item>
          <text:p text:style-name="P3">produto_preco DECIMAL(10,2):</text:p>
        </text:list-item>
      </text:list>
      <text:p text:style-name="P7"/>
      <text:p text:style-name="P7">Este atributo será utilizado em uma coluna da tabela tb_produto para fazer menção ao nome do preço e será vinculada, futuramente, com a tb_categoria. <text:s/>Por fim, o DECIMAL foi escolhido para acrescentarmos o preço do produto a uma das lacunas na tabela que será separado por vírgula;</text:p>
      <text:p text:style-name="P7"/>
      <text:list xml:id="list30750966" text:continue-numbering="true" text:style-name="WWNum4">
        <text:list-item>
          <text:p text:style-name="P3"><text:soft-page-break/>produto_descricao VARCHAR(255):</text:p>
        </text:list-item>
      </text:list>
      <text:p text:style-name="P7">Este atributo será utilizado em uma coluna da tabela tb_produto para fazer menção à <text:s/>descrição do produto que será vendido na loja e será vinculada, futuramente, com a tb_categoria. <text:s/>Por fim, o VARCHAR foi escolhido para acrescentarmos um texto da descrição do produto a uma das lacunas na tabela;</text:p>
      <text:p text:style-name="P5"/>
      <text:p text:style-name="P7"/>
      <text:list xml:id="list30730255" text:continue-numbering="true" text:style-name="WWNum4">
        <text:list-item>
          <text:p text:style-name="P3">produto_quantidade INT:</text:p>
        </text:list-item>
      </text:list>
      <text:p text:style-name="P7">Este atributo será utilizado em uma coluna da tabela tb_produto para fazer menção à <text:s/>quantidade do produto que será vendido na loja e será vinculada, futuramente, com a tb_categoria. <text:s/>Por fim, o INT foi escolhido para acrescentarmos a quantidade do produto que foi escolhido pelo cliente ou a disponibilidade dos produtos no site a uma das lacunas na tabela;</text:p>
      <text:p text:style-name="P7"/>
      <text:list xml:id="list30738998" text:continue-numbering="true" text:style-name="WWNum4">
        <text:list-item>
          <text:p text:style-name="P3">produto_url VARCHAR (255):</text:p>
        </text:list-item>
      </text:list>
      <text:p text:style-name="P7">Este atributo será utilizado em uma coluna da tabela tb_produto para fazer menção à <text:s/>imagem do produto e será vinculada, futuramente, com a tb_categoria. <text:s/>Por fim, o VARCHAR foi escolhido para acrescentarmos o link do produto que foi escolhido pelo cliente ou a disponibilidade dos produtos no site a uma das lacunas na tabela;</text:p>
      <text:p text:style-name="P7"/>
      <text:list xml:id="list30756955" text:continue-numbering="true" text:style-name="WWNum4">
        <text:list-item>
          <text:p text:style-name="P3">id_produto INT:</text:p>
        </text:list-item>
      </text:list>
      <text:p text:style-name="P7"/>
      <text:p text:style-name="P7">Este atributo será utilizado em uma coluna da tabela tb_produto com o objetivo de apresentar se a chave primária da mesma;</text:p>
      <text:p text:style-name="P7"/>
      <text:list xml:id="list30738258" text:continue-numbering="true" text:style-name="WWNum4">
        <text:list-item>
          <text:p text:style-name="P3">tb_categoria_id_categoria INT:</text:p>
        </text:list-item>
      </text:list>
      <text:p text:style-name="P7">Este atributo será utilizado em uma coluna da tabela tb_produto com o objetivo de apresentar chave secundária da mesma, que será vinculada com a tb_categoria.</text:p>
      <text:p text:style-name="P7"/>
      <text:p text:style-name="Standard"><text:span text:style-name="T2">3. Tabela tb_usuario e seus atributos:</text:span></text:p>
      <text:list xml:id="list4021651304021834851" text:style-name="WWNum3">
        <text:list-item>
          <text:p text:style-name="P4">nome_completo VARCHAR(255):</text:p>
        </text:list-item>
      </text:list>
      <text:p text:style-name="P7">Este atributo será utilizado em uma coluna da tabela tb_usuario para fazer menção ao nome do cliente ,ou da empresa, e será vinculada, futuramente, com a tb_categoria. <text:s/>Por fim, o VARCHAR foi escolhido para acrescentarmos o nome do completo do cliente a uma das lacunas na tabela;</text:p>
      <text:p text:style-name="P7"/>
      <text:list xml:id="list30726329" text:continue-numbering="true" text:style-name="WWNum3">
        <text:list-item>
          <text:p text:style-name="P4">email VARCHAR(255):</text:p>
        </text:list-item>
      </text:list>
      <text:p text:style-name="P7">Este atributo será utilizado em uma coluna da tabela tb_usuario para fazer menção ao email do cliente ,ou da empresa, e será vinculada, futuramente, com a tb_categoria. <text:s/>Por fim, o VARCHAR foi escolhido para acrescentarmos o email do cliente a uma das lacunas na tabela;</text:p>
      <text:p text:style-name="P7"/>
      <text:list xml:id="list30739028" text:continue-numbering="true" text:style-name="WWNum3">
        <text:list-item>
          <text:p text:style-name="P4">senha VARCHAR(255):</text:p>
        </text:list-item>
      </text:list>
      <text:p text:style-name="P7">Este atributo será utilizado em uma coluna da tabela tb_usuario para fazer menção à senha do cliente ,ou da empresa, e será vinculada, futuramente, com a tb_categoria. <text:s/>Por fim, o VARCHAR foi escolhido para acrescentarmos a senha do cliente a uma das lacunas na tabela;</text:p>
      <text:p text:style-name="P7"/>
      <text:list xml:id="list30747138" text:continue-numbering="true" text:style-name="WWNum3">
        <text:list-item>
          <text:p text:style-name="P4"><text:soft-page-break/>id_usuario INT:</text:p>
        </text:list-item>
      </text:list>
      <text:p text:style-name="P7">Este atributo será utilizado em uma coluna da tabela tb_usuario com o objetivo de apresentar se a chave primária da mesma;</text:p>
      <text:p text:style-name="P7"/>
      <text:p text:style-name="P5"><text:s text:c="6"/>E. tipo_usuario Varchar(255):</text:p>
      <text:p text:style-name="P5"><text:tab/>Este atributo será utilizado em uma coluna da tabela tb_usuario para definir o tipo de <text:tab/>usuário, se será empresa ou pessoa física . <text:s/>Por fim, o VARCHAR foi escolhido para <text:tab/>acrescentarmos o nome do tipo de usuário que estará em uma das lacunas na <text:tab/>tabela; - este atributo foi acrescentado dia 29/06/2021</text:p>
      <text:p text:style-name="P6"/>
      <text:p text:style-name="P5"><text:span text:style-name="T2">4.Tabela tb_venda_produto e seus atributos:</text:span></text:p>
      <text:p text:style-name="P7">tb_usuario_id_usuario INT e tb_categoria_id_categoriaINT:</text:p>
      <text:p text:style-name="P7">Estes atributos serão utilizados em uma coluna da tabela tb_usuario com o objetivo de apresentar chave secundária da mesma, que será vinculada com a tb_categoria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list-style-name="" style:class="text">
      <style:paragraph-properties fo:margin-top="0cm" fo:margin-bottom="0.106cm" fo:line-height="100%" fo:text-align="start" style:justify-single-word="false" fo:keep-together="always" fo:keep-with-next="always"/>
      <style:text-properties style:font-name="Arial1" fo:font-size="26pt" style:font-name-asian="Microsoft YaHei" style:font-size-asian="26pt" style:font-name-complex="Lucida Sans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6-29T10:51:44.95</dc:date>
    <meta:generator>OpenOffice/4.1.7$Win32 OpenOffice.org_project/417m1$Build-9800</meta:generator>
    <meta:document-statistic meta:table-count="0" meta:image-count="0" meta:object-count="0" meta:page-count="3" meta:paragraph-count="41" meta:word-count="846" meta:character-count="5388"/>
    <meta:editing-duration>PT13M32S</meta:editing-duration>
    <meta:editing-cycles>1</meta:editing-cycles>
  </office:meta>
</office:document-meta>
</file>